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paragraph-properties fo:margin-top="0.1575in" fo:margin-bottom="0.0783in"/>
    </style:style>
    <style:style style:name="P2" style:family="paragraph" style:parent-style-name="Text_20_body">
      <style:paragraph-properties fo:margin-top="0.1575in" fo:margin-bottom="0.0783in"/>
      <style:text-properties fo:background-color="transparent"/>
    </style:style>
    <style:style style:name="P3" style:family="paragraph" style:parent-style-name="Standard">
      <style:paragraph-properties fo:margin-top="0.1575in" fo:margin-bottom="0.0783in"/>
    </style:style>
    <style:style style:name="P4" style:family="paragraph" style:parent-style-name="Standard">
      <style:paragraph-properties fo:margin-top="0.1575in" fo:margin-bottom="0.0783in"/>
      <style:text-properties fo:background-color="#ffff00"/>
    </style:style>
    <style:style style:name="P5" style:family="paragraph" style:parent-style-name="titre_5f_resume" style:master-page-name="">
      <style:paragraph-properties fo:margin-top="0.1575in" fo:margin-bottom="0.0783in" style:page-number="auto"/>
    </style:style>
    <style:style style:name="P6" style:family="paragraph" style:parent-style-name="titre_5f_mots_5f_clefs">
      <style:paragraph-properties fo:margin-top="0.1575in" fo:margin-bottom="0.0783in"/>
    </style:style>
    <style:style style:name="P7" style:family="paragraph" style:parent-style-name="titre_5f_bibliographie">
      <style:paragraph-properties fo:margin-top="0.1575in" fo:margin-bottom="0.0783in"/>
    </style:style>
    <style:style style:name="P8" style:family="paragraph" style:parent-style-name="texte_5f_resume">
      <style:paragraph-properties fo:margin-top="0.1575in" fo:margin-bottom="0.0783in"/>
    </style:style>
    <style:style style:name="P9" style:family="paragraph" style:parent-style-name="texte_5f_resume">
      <style:paragraph-properties fo:margin-top="0.1575in" fo:margin-bottom="0.0783in"/>
      <style:text-properties fo:background-color="#ffff00"/>
    </style:style>
    <style:style style:name="P10" style:family="paragraph" style:parent-style-name="Text_20_body">
      <style:text-properties fo:background-color="#ffff00"/>
    </style:style>
    <style:style style:name="P11" style:family="paragraph" style:parent-style-name="Text_20_body">
      <style:text-properties fo:background-color="transparent"/>
    </style:style>
    <style:style style:name="P12" style:family="paragraph" style:parent-style-name="labo">
      <style:text-properties fo:font-style="normal" style:font-style-asian="normal" style:font-style-complex="normal"/>
    </style:style>
    <style:style style:name="P13" style:family="paragraph" style:parent-style-name="adresse">
      <style:text-properties fo:font-style="normal" style:font-style-asian="normal" style:font-style-complex="normal"/>
    </style:style>
    <style:style style:name="P14" style:family="paragraph" style:parent-style-name="Text_20_body" style:list-style-name="L1"/>
    <style:style style:name="P15" style:family="paragraph" style:parent-style-name="Text_20_body">
      <style:text-properties fo:background-color="transparent"/>
    </style:style>
    <style:style style:name="P16" style:family="paragraph" style:parent-style-name="Text_20_body">
      <style:text-properties fo:background-color="#ffff00"/>
    </style:style>
    <style:style style:name="P17" style:family="paragraph" style:parent-style-name="Text_20_body" style:list-style-name="L1">
      <style:paragraph-properties fo:margin-top="0in" fo:margin-bottom="0in"/>
      <style:text-properties fo:background-color="#ffff00"/>
    </style:style>
    <style:style style:name="P18" style:family="paragraph" style:parent-style-name="Heading_20_1">
      <style:paragraph-properties fo:margin-top="0.1575in" fo:margin-bottom="0.0783in"/>
    </style:style>
    <style:style style:name="P19" style:family="paragraph" style:parent-style-name="Titre_20_article" style:master-page-name="Standard">
      <style:paragraph-properties style:page-number="auto"/>
    </style:style>
    <style:style style:name="P20" style:family="paragraph" style:parent-style-name="liste_20_references">
      <style:paragraph-properties fo:margin-top="0.1575in" fo:margin-bottom="0.0783in"/>
      <style:text-properties fo:background-color="#ffff00"/>
    </style:style>
    <style:style style:name="T1" style:family="text">
      <style:text-properties fo:font-style="italic"/>
    </style:style>
    <style:style style:name="T2" style:family="text">
      <style:text-properties fo:font-style="italic" style:font-style-asian="italic"/>
    </style:style>
    <style:style style:name="T3" style:family="text">
      <style:text-properties fo:font-style="normal" style:font-style-asian="normal"/>
    </style:style>
    <style:style style:name="T4" style:family="text">
      <style:text-properties fo:background-color="#ffff00"/>
    </style:style>
    <style:style style:name="T5" style:family="text">
      <style:text-properties fo:background-color="transparent"/>
    </style:style>
    <style:style style:name="T6" style:family="text">
      <style:text-properties fo:background-color="#ff0000"/>
    </style:style>
    <style:style style:name="T7" style:family="text">
      <style:text-properties fo:font-weight="bold" fo:background-color="transparent" style:font-weight-asian="bold" style:font-weight-complex="bold"/>
    </style:style>
    <style:style style:name="T8" style:family="text">
      <style:text-properties fo:font-weight="normal" fo:background-color="transparent" style:font-weight-asian="normal" style:font-weight-complex="normal"/>
    </style:style>
    <style:style style:name="Sect1" style:family="section">
      <style:section-properties text:dont-balance-text-columns="true" style:writing-mode="lr-tb" style:editable="false">
        <style:columns fo:column-count="1" fo:column-gap="0in"/>
        <text:notes-configuration text:note-class="footnote"/>
      </style:section-properties>
    </style:style>
    <text:list-style style:name="L1">
      <text:list-level-style-bullet text:level="1" text:style-name="Bullet_20_Symbols" style:num-suffix="." text:bullet-char="•">
        <style:list-level-properties text:space-before="0.2945in" text:min-label-width="0.1965in"/>
        <style:text-properties style:font-name="StarSymbol"/>
      </text:list-level-style-bullet>
      <text:list-level-style-bullet text:level="2" text:style-name="Bullet_20_Symbols" style:num-suffix="." text:bullet-char="•">
        <style:list-level-properties text:space-before="0.7854in" text:min-label-width="0.1965in"/>
        <style:text-properties style:font-name="StarSymbol"/>
      </text:list-level-style-bullet>
      <text:list-level-style-bullet text:level="3" text:style-name="Bullet_20_Symbols" style:num-suffix="." text:bullet-char="•">
        <style:list-level-properties text:space-before="1.2764in" text:min-label-width="0.1965in"/>
        <style:text-properties style:font-name="StarSymbol"/>
      </text:list-level-style-bullet>
      <text:list-level-style-bullet text:level="4" text:style-name="Bullet_20_Symbols" style:num-suffix="." text:bullet-char="•">
        <style:list-level-properties text:space-before="1.7673in" text:min-label-width="0.1965in"/>
        <style:text-properties style:font-name="StarSymbol"/>
      </text:list-level-style-bullet>
      <text:list-level-style-bullet text:level="5" text:style-name="Bullet_20_Symbols" style:num-suffix="." text:bullet-char="•">
        <style:list-level-properties text:space-before="2.2583in" text:min-label-width="0.1965in"/>
        <style:text-properties style:font-name="StarSymbol"/>
      </text:list-level-style-bullet>
      <text:list-level-style-bullet text:level="6" text:style-name="Bullet_20_Symbols" style:num-suffix="." text:bullet-char="•">
        <style:list-level-properties text:space-before="2.7492in" text:min-label-width="0.1965in"/>
        <style:text-properties style:font-name="StarSymbol"/>
      </text:list-level-style-bullet>
      <text:list-level-style-bullet text:level="7" text:style-name="Bullet_20_Symbols" style:num-suffix="." text:bullet-char="•">
        <style:list-level-properties text:space-before="3.2402in" text:min-label-width="0.1965in"/>
        <style:text-properties style:font-name="StarSymbol"/>
      </text:list-level-style-bullet>
      <text:list-level-style-bullet text:level="8" text:style-name="Bullet_20_Symbols" style:num-suffix="." text:bullet-char="•">
        <style:list-level-properties text:space-before="3.7315in" text:min-label-width="0.1965in"/>
        <style:text-properties style:font-name="StarSymbol"/>
      </text:list-level-style-bullet>
      <text:list-level-style-bullet text:level="9" text:style-name="Bullet_20_Symbols" style:num-suffix="." text:bullet-char="•">
        <style:list-level-properties text:space-before="4.2224in" text:min-label-width="0.1965in"/>
        <style:text-properties style:font-name="StarSymbol"/>
      </text:list-level-style-bullet>
      <text:list-level-style-bullet text:level="10" text:style-name="Bullet_20_Symbols" style:num-suffix="." text:bullet-char="•">
        <style:list-level-properties text:space-before="4.71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bookmark-start text:name="_Ref20107229"/>O<text:bookmark-end text:name="_Ref20107229"/>AR: un gestionnaire de ressources pour grandes grappes de calcul</text:p>
      <text:p text:style-name="auteurs">Bruno Bzeznik</text:p>
      <text:p text:style-name="labo">Projet CIMENT / UJF</text:p>
      <text:p text:style-name="P12">LJK, 51 rue des Mathématiques, 38400 Saint Martin d'Hères</text:p>
      <text:p text:style-name="mail"/>
      <text:p text:style-name="auteurs">Romain Cavagna<text:bookmark-start text:name="_Ref20045657"/></text:p>
      <text:p text:style-name="labo">INRIA Rhone-Alpes</text:p>
      <text:p text:style-name="P13">ENSIMAG, 51 avenue Jean Kuntzmann, 38330 Montbonnot Saint Martin</text:p>
      <text:p text:style-name="P13"><text:s/></text:p>
      <text:p text:style-name="auteurs">Joseph Emeras</text:p>
      <text:p text:style-name="labo">INRIA Rhone-Alpes</text:p>
      <text:p text:style-name="P13">ENSIMAG, 51 avenue Jean Kuntzmann, 38330 Montbonnot Saint Martin</text:p>
      <text:p text:style-name="P13"><text:s/></text:p>
      <text:p text:style-name="auteurs">Olivier Richard</text:p>
      <text:p text:style-name="labo">LIG</text:p>
      <text:p text:style-name="P13">ENSIMAG, 51 avenue Jean Kuntzmann, 38330 Montbonnot Saint Martin</text:p>
      <text:p text:style-name="P13"><text:s/><text:bookmark-end text:name="_Ref20045657"/><text:bookmark-start text:name="_Ref20107391"/></text:p>
      <text:section text:style-name="Sect1" text:name="Section1">
        <text:p text:style-name="P5">Résumé</text:p>
        <text:p text:style-name="P8"><text:span text:style-name="T4">Ce document résume les instructions aux auteurs de la conférence JRES 2009. Il est téléchargeable sur le site de JRES : </text:span><text:a xlink:type="simple" xlink:href="http://www.jres.org/"><text:span text:style-name="Internet_20_link"><text:span text:style-name="T4">http://www.jres.org</text:span></text:span></text:a><text:span text:style-name="T4">.</text:span></text:p>
        <text:p text:style-name="P9">Le résumé doit faire de 15 à 20 lignes. Il est écrit en italique, <text:span text:style-name="T3">Times New Roman</text:span>, 10 points. Le titre « Résumé » (ainsi que le titre « Mots-clefs » ci-dessous) est en 12 points, gras.</text:p>
        <text:p text:style-name="P6">Mots clefs</text:p>
        <text:p text:style-name="P4">IPv6, PKI, CMS …</text:p>
        <text:p text:style-name="P3"/>
        <text:h text:style-name="P18" text:outline-level="1">Introduction</text:h>
        <text:p text:style-name="P10">Dans cet article, nous allons présenter le logiciel OAR qui a été développé dans les équipes MESCAL et MOAIS du laboratoire LIG [1]. Les développements sont aussi fortement soutenus par la communauté Aladdin/Grid5000 [2] et le projet CIMENT [3] de l'Université Joseph Fourier qui sont les 2 plus importants utilisateurs. </text:p>
        <text:p text:style-name="P10">Il s'agit d'un gestionnaire de ressources pour grandes grappes de calcul qui offre une grande polyvalence d'emploi, des fonctionnalités originales et qui a pour ambition de passer facilement à l'échelle. </text:p>
        <text:p text:style-name="P10">Nous présenterons rapidement le contexte et l'historique, puis nous présenterons en détail les fonctionnalités de cet outil et nous verrons comment il est conçu. Dans la section "retours d'expérience", nous évoquerons 3 cas d'utilisation. Enfin, nous terminerons par les perspectives d'évolution. </text:p>
        <text:p text:style-name="Text_20_body"/>
        <text:h text:style-name="Heading_20_1" text:outline-level="1"><text:bookmark text:name="Contexte"/>Contexte</text:h>
        <text:p text:style-name="P10">Dans le monde de la recherche, nombreux sont les domaines qui ont recours à des méthodes de simulation qui mettent en oeuvre des super-calculateurs parallèles aux caractéristiques diverses et de différentes tailles. Ces machines coûteuses à l'achat, mais aussi en fonctionnement, sont en général partagées par des communautés d'utilisateurs. Dans la plupart des cas, un logiciel assure le partage équitable, ou selon des règles établies, des ressources entre les utilisateurs d'une même grappe et optimise le fonctionnement des noeuds de calcul. Il s'agit des gestionnaires de ressources (Resource Management Systems ou RMS), généralement couplés avec un "batch scheduler" ou "gestionnaire de batch" qui gérera la planification et l'exécution des jobs sur les ressources. Parmi les plus utilisés, citons LSF, PBS-Pro, Torque/Maui, Sun Grid Engine,... Certains ont des licences payantes, d'autres sont libres. OAR est un de ces outils. Il est disponible gratuitement sous licence GPL. <text:line-break/></text:p>
        <text:h text:style-name="Heading_20_1" text:outline-level="1"><text:bookmark text:name="Historique"/><text:soft-page-break/>Historique</text:h>
        <text:p text:style-name="Text_20_body"><text:span text:style-name="T4">Nous présenterons dans l'article un historique des évolutions du logiciel pour mieux comprendre son contexte de développement. </text:span><text:line-break/></text:p>
        <text:h text:style-name="Heading_20_1" text:outline-level="1">Fonctionnalités</text:h>
        <text:p text:style-name="P10">OAR est un gestionnaire de ressources ainsi qu'un <text:span text:style-name="T1">batch scheduler</text:span> pour grandes grappes de calcul. </text:p>
        <text:p text:style-name="P10">Son rôle est donc de planifier et gérer les exécutions des jobs sur les ressources ainsi que de gérer les ressources elles-mêmes. </text:p>
        <text:p text:style-name="P10">Ses fonctionnalités principales sont: </text:p>
        <text:list xml:id="list521613930" text:style-name="L1">
          <text:list-item>
            <text:p text:style-name="P17">2 modes de soumission: par script et en mode interactif </text:p>
          </text:list-item>
          <text:list-item>
            <text:p text:style-name="P17">Multi files d'attente avec des priorités différentes pour chaque file </text:p>
          </text:list-item>
          <text:list-item>
            <text:p text:style-name="P17">Règles d’admission : grande souplesse de configuration de l’admission des jobs dans les files d’attente </text:p>
          </text:list-item>
          <text:list-item>
            <text:p text:style-name="P17">Soumission par réservation : job lancé à une date définie à l’avance (<text:span text:style-name="T1">advance reservation</text:span>) </text:p>
          </text:list-item>
          <text:list-item>
            <text:p text:style-name="P17">Dépendances inter-jobs: un job ne démarre que si un ensemble défini auparavant de jobs a pu se terminer avec succès </text:p>
          </text:list-item>
          <text:list-item>
            <text:p text:style-name="P17">Tableaux de jobs: possibilité de soumettre en une seule fois de nombreux jobs aux propriétés similaires dépendants éventuellement de paramètres </text:p>
          </text:list-item>
          <text:list-item>
            <text:p text:style-name="P17">Type de job spécifique best-effort qui permet d’exploiter les ressources inutilisées </text:p>
          </text:list-item>
          <text:list-item>
            <text:p text:style-name="P14"><text:span text:style-name="T4">Fairsharing avec définition de projets : partage intelligent des ressources en fonction du taux d’utilisation par utilisateur et par projet.</text:span><text:line-break/> </text:p>
          </text:list-item>
        </text:list>
        <text:h text:style-name="Heading_20_1" text:outline-level="1">Architecture</text:h>
        <text:p text:style-name="P10">OAR connaît 2 types de composants dans son architecture: un ensemble de modules et une base de données. </text:p>
        <text:p text:style-name="P10">Le point central de l'architecture d'OAR est sa base de données. C'est elle qui contient toute la mémoire et l'état du système. Elle est aussi le centre nerveux des communications entre les différents modules d'OAR qui communiquent donc essentiellement à travers elle. </text:p>
        <text:p text:style-name="P10">C'est cette architecture modulaire qui donne sa souplesse a OAR. Chaque module a été conçu dans un but spécifique (logging, surveillance de l'état des ressources ou des jobs, lancement, exécution ou terminaison des jobs...) et est appelé par un module chef d'orchestre. </text:p>
        <text:p text:style-name="Text_20_body"><text:span text:style-name="T4">Cette approche permet le développement de modules complémentaires écrits dans n’importe quel langage ayant une librairie d’interfaçage avec les bases de données. </text:span><text:line-break/></text:p>
        <text:h text:style-name="Heading_20_1" text:outline-level="1"><text:bookmark text:name="Retours_d.27exp.C3.A9rience"/>Retours d'expérience</text:h>
        <text:h text:style-name="Heading_20_2" text:outline-level="2"><text:bookmark text:name="CIMENT"/>CIMENT</text:h>
        <text:p text:style-name="P11">CIMENT [3] (Calcul Intensif / Modélisation / Expérimentation Numérique et Technologique) est le meso-centre de calcul informatique de l'Université Joseph Fourier (Grenoble). Il réunit pratiquement toutes les disciplines de l'université qui ont des besoins en calcul haute performance: Chimie, Bioimagerie, Physique numérique, Environnement/Climatologie, Sciences de l'univers, Informatique distribuée,... Ce projet exploite aujourd'hui une dizaine de calculateurs représentant au total plus de 2000 coeurs de processeur. </text:p>
        <text:p text:style-name="P11">Les histoires de OAR et de CIMENT sont étroitement liées et illustrées de collaborations fortes entre la recherche en informatique distribuée et les calculs de production à l'université de Grenoble. En effet, depuis le début des développements de OAR, les besoins des utilisateurs de CIMENT sont pris en compte et alimentent parfois des sujets de recherche intéressants, principalement sur les problématiques d'ordonnancement. L'une des plus grandes collaborations concerne l'intergiciel de grille CiGri (cf 7.2) qui est très utilisé dans CIMENT. En effet, les calculateurs de CIMENT forment une grille légère opérée par cet outil qui est développé dans la même équipe que OAR. CiGri a la particularité de pouvoir exploiter les cycles cpu inutilisés des machines de calculs dans leurs périodes de faible utilisation en utilisant le principe de best-effort de OAR (cf 4). La charge des calculateurs d'un mesocentre comme CIMENT est faites de pics et de creux. L'utilisation de CiGri permet de lisser cette charge en extrayant localement les applications de type multi-paramétrique et en les diffusant à un niveau grille en best-effort. L'aspect transparent de cette grille vis à vis des usages locaux permet de <text:s/>faire des expérimentations utiles pour la recherche en ordonnancement tout en réalisant des calculs de production utiles aux autres communautés.</text:p>
        <text:p text:style-name="P11"><text:soft-page-break/></text:p>
        <text:p text:style-name="P11">Cette collaboration recherche/production dépasse maintenant le cadre de CIMENT. En effet, les utilisateurs de CIMENT peuvent exploiter, toujours grâce à la fonctionnalité best-effort de OAR, des machines habituellement réservées aux expérimentations (clusters Grid5000 à Grenoble) ou des calculateurs de la communauté Lyonnaise (dans le cadre de collaborations régionales: projet CIRA [5])</text:p>
        <text:p text:style-name="Text_20_body"><text:span text:style-name="T5">Aujourd'hui, 9 clusters de CIMENT sur 11 sont équipés de OAR, ce qui fait de CIMENT l'un des deux plus gros utilisateurs de ce gestionnaire de ressources (l'autre étant Grid5000, cf chapitre suivant). </text:span><text:span text:style-name="T6">N</text:span><text:span text:style-name="T5"> jobs ont été exécutés via OAR depuis 2006, dont </text:span><text:span text:style-name="T6">N</text:span><text:span text:style-name="T5"> en best-effort (cf 4 et 7.2.). La plus grosse machine gérée par un serveur OAR dans CIMENT comporte près de 1000 coeurs sur 120 noeuds de calculs. Il s'agit en fait de 2 calculateurs ayant une administration commune: la possibilité « multi-cluster » de OAR est ici utilisée. CIMENT compte aussi des machines à mémoire partagées dont OAR s'accomode très bien.</text:span></text:p>
        <text:p text:style-name="P11">Enfin, deux des derniers calculateurs acquis fonctionnent en mode « green computing », à savoir que lorsque les noeuds de calcul ne sont pas utilisés, ni par la grille, ni par des utilisateurs locaux (ce qui se produit parfois dans les périodes de congés), les noeuds de calcul sont automatiquement éteinds par OAR afin d'économiser de l'énergie. </text:p>
        <text:p text:style-name="P11"/>
        <text:h text:style-name="Heading_20_2" text:outline-level="2"><text:bookmark text:name="Grid5000"/>Grid5000</text:h>
        <text:p text:style-name="P10">Grid'5000 [2] est un instrument pour l’expérimentation dans le domaine des grilles informatiques. Sa construction a démarré en 2003 suite au premier appel d’offre de l’ACI GRID [4]. L’objectif était de construire une infrastructure distribuée sur 10 sites avec un total de 5000 processeurs. </text:p>
        <text:p text:style-name="P10">En 2008, Grid’5000 était constitué de 9 sites et rassemblait environ 4790 processeurs. La grande originalité de Grid’5000 est sa capacité de re-configuration logicielle. Un utilisateur peut allouer un ensemble de ressources et y télé-charger si besoin l’ensemble de sa pile logicielle, du système d’exploitation à l’application. OAR exploite l'ensemble des ressources des clusters du projet Grid'5000. Il est à ce titre installé sur 9 sites en France, sur plus de 25 clusters. </text:p>
        <text:p text:style-name="P10">OARgrid, un outil utilisé uniquement sur Grid'5000, permet de gérer de manière centralisée les ressources de plusieurs serveurs OAR. Cette fonctionnalité est utilisée pour effectuer des réservations sur plusieurs sites Grid'5000. </text:p>
        <text:h text:style-name="Heading_20_2" text:outline-level="2"><text:bookmark text:name="Cluster_Virtuel_de_l.27UFR_IMAG"/>Cluster Virtuel de l'UFR IMAG</text:h>
        <text:p text:style-name="P10"><text:span text:style-name="T5">Une utilisation originale de OAR a été mise en oeuvre dans une UFR de l'université Joseph Fourier qui compte de nombreux postes de travail dans des salles de TP destinées aux enseignements. Il s'agit d'une implémentation de type « desktop computing », à savoir l'utilisation de ressources de type poste de travail pour effectuer des calculs lorsque ces derniers sont inutilisés. La mise en oeuvre est rendue possible avec le logiciel </text:span><text:span text:style-name="T7">Computemode </text:span><text:span text:style-name="T8">qui permet de gérer un calendrier et des images de démarrage. Lors des périodes </text:span></text:p>
        <text:h text:style-name="Heading_20_2" text:outline-level="2"><text:bookmark text:name="Autres_usages_connus"/>Autres usages connus</text:h>
        <text:p text:style-name="P10">Aujourd'hui, OAR semble de plus en plus utilisé. On a recensé des installations au Brésil, en Slovaquie, en Chine. Plus proches de nous, citons le BRGM à Orléans.</text:p>
        <text:h text:style-name="Heading_20_1" text:outline-level="1"><text:bookmark text:name="Outils_connexes"/>Outils connexes</text:h>
        <text:h text:style-name="Heading_20_2" text:outline-level="2"><text:bookmark text:name="TakTuk"/>TakTuk</text:h>
        <text:p text:style-name="P10">TaktuK est un "lanceur parallèle" permettant le passage à l'échelle. Il décrit un arbre dans les ressources afin de lancer de façon efficace une commande sur un grand nombre de noeuds. OAR peut être configuré pour utiliser avantageusement cet outil pour toutes les opérations nécessitant d'accéder aux noeuds (vérification des noeuds, démarrage d'un job, nettoyage en fin de job, etc...). Mais cet outil peut faire bien d'autres choses... </text:p>
        <text:h text:style-name="Heading_20_2" text:outline-level="2"><text:bookmark text:name="CiGri"/>CiGri</text:h>
        <text:p text:style-name="P10">CiGri est un logiciel permettant de constituer une grille de calcul dite "légère", exploitant les cycles cpu libres des grappes de calcul. Elle s'appuie sur le type de jobs "best-effort" (meilleurs effort) que OAR propose. Avec CiGri, on peut optimiser la charge d'un ensemble de clusters et offrir de nombreuses ressources aux utilisateurs ayant des applications de type multi-paramétriques. </text:p>
        <text:h text:style-name="Heading_20_2" text:outline-level="2"><text:bookmark text:name="Oargrid"/>Oargrid</text:h>
        <text:p text:style-name="P10">Oargrid est un outil simple qui permet de soumettre des jobs simultanément sur plusieurs clusters exploités par OAR. Actuellement utilisé uniquement dans grid5000, il va bientôt offrir une API utilisateur REST et nous allons le distribuer dans le même packaging que OAR. </text:p>
        <text:h text:style-name="Heading_20_2" text:outline-level="2"><text:bookmark text:name="ComputeMode"/><text:soft-page-break/>ComputeMode</text:h>
        <text:p text:style-name="P10">ComputeMode est un outil qui permet de créer très facilement un cluster virtuel composé de noeuds de calcul diskless (sans disque dur) à partir de PC de bureau se trouvant sur un même LAN. Typiquement, cela permet d'exploiter les PC de bureau d'un laboratoire ou les PC de salles de TP à des périodes où ils ne sont pas utilisés par leur utilisateur habituel (la nuit et les week-end par exemple). </text:p>
        <text:p text:style-name="Text_20_body"/>
        <text:h text:style-name="Heading_20_1" text:outline-level="1"><text:bookmark text:name="Perspectives_d.27.C3.A9volution"/>Perspectives d'évolution</text:h>
        <text:p text:style-name="P10">A l'heure où nous écrivons ces lignes, la version stable est la 2.3. La version 2.4 en cours de développement intégrera une API utilisateur REST facilitant la réalisation de scripts complexes, d'interfaces graphiques et de traducteurs pour inter-opérer avec d'autres systèmes. Un <text:span text:style-name="T1">refactoring</text:span> du code est prévu, qui donnera la version 3.0. A noter qu'un nouvel ordonnanceur plus performant est en cours d'écriture en C++. </text:p>
        <text:p text:style-name="P10"/>
        <text:h text:style-name="Heading_20_1" text:outline-level="1"><text:bookmark text:name="Conclusion"/>Conclusion</text:h>
        <text:p text:style-name="P10">OAR est actuellement un projet actif tant au niveau du developpement (avec le refactoring de la version 3 de OAR) que des partenariats en cours ou futurs. </text:p>
        <text:p text:style-name="P10"/>
        <text:p text:style-name="Text_20_body"/>
        <text:p text:style-name="Text_20_body"/>
        <text:p text:style-name="Text_20_body"/>
        <text:p text:style-name="Text_20_body"/>
        <text:p text:style-name="Text_20_body"/>
        <text:p text:style-name="Text_20_body"/>
        <text:p text:style-name="Text_20_body"/>
        <text:p text:style-name="P1"><text:bookmark-end text:name="_Ref20107391"/><text:span text:style-name="T4">[1] Laboratoire d'Informatique de Grenoble: </text:span><text:a xlink:type="simple" xlink:href="http://www.lig-lab.fr/"><text:span text:style-name="T4">http://www.lig-lab.fr</text:span></text:a></text:p>
        <text:p text:style-name="P1"><text:span text:style-name="T4">[2] </text:span><text:a xlink:type="simple" xlink:href="https://www.grid5000.fr/"><text:span text:style-name="T4">https://www.grid5000.fr</text:span></text:a><text:span text:style-name="T4"> </text:span></text:p>
        <text:p text:style-name="P1"><text:span text:style-name="T4">[3] </text:span><text:a xlink:type="simple" xlink:href="https://ciment.ujf-grenoble.fr/"><text:span text:style-name="T4">https://ciment.ujf-grenoble.fr</text:span></text:a></text:p>
        <text:p text:style-name="P1"><text:span text:style-name="T4">[4] </text:span><text:a xlink:type="simple" xlink:href="http://www-sop.inria.fr/aci/grid/public/acigrid.htm"><text:span text:style-name="T4">http://www-sop.inria.fr/aci/grid/public/acigrid.htm</text:span></text:a><text:span text:style-name="T4"> </text:span></text:p>
        <text:p text:style-name="P2">[5] http://www.ci-ra.org</text:p>
        <text:p text:style-name="P1"/>
        <text:p text:style-name="P7">Annexe</text:p>
        <text:p text:style-name="P4">Les auteurs ajoutent, si nécessaire, une annexe avec une section non numérotée.</text:p>
        <text:p text:style-name="P7">Bibliographie</text:p>
        <text:list xml:id="list1208578073" text:style-name="WW8Num34">
          <text:list-item>
            <text:p text:style-name="P20"><text:bookmark-start text:name="_Ref20107241"/>Auteur1 et Auteur2, Un article dans une revue. <text:span text:style-name="T2">Nom de la revue</text:span>, 3(10) : 133-139, Janvier 2001.<text:bookmark-end text:name="_Ref20107241"/></text:p>
          </text:list-item>
          <text:list-item>
            <text:p text:style-name="P20"><text:bookmark-start text:name="_Ref20107267"/>Auteur3, Un exemple d'article dans les actes d'une conférence. Dans <text:span text:style-name="T2">Actes du congrès JRES2001</text:span>, pages 37-49, Lyon, Décembre 2001.<text:bookmark-end text:name="_Ref20107267"/> </text:p>
          </text:list-item>
          <text:list-item>
            <text:p text:style-name="P20">Auteur4. <text:span text:style-name="T2">Les réseaux hauts débits</text:span>. Presse Académique, 2002.</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decorative" style:font-pitch="variable" style:font-charset="x-symbol"/>
    <style:font-face style:name="OpenSymbol" svg:font-family="OpenSymbol"/>
    <style:font-face style:name="StarSymbol" svg:font-family="StarSymbol"/>
    <style:font-face style:name="Tahoma1" svg:font-family="Tahoma, Lucidasans, 'Lucida Sans', 'Arial Unicode MS'"/>
    <style:font-face style:name="Courier New" svg:font-family="'Courier New'" style:font-family-generic="modern"/>
    <style:font-face style:name="Bitstream Vera Sans" svg:font-family="'Bitstream Vera Sans'" style:font-pitch="variable"/>
    <style:font-face style:name="Mincho" svg:font-family="Mincho" style:font-pitch="variable"/>
    <style:font-face style:name="Tahoma" svg:font-family="Tahoma, Lucidasans, 'Lucida Sans', 'Arial Unicode M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0417in" fo:margin-bottom="0.0417in" fo:text-align="justify" style:justify-single-word="false" fo:orphans="2" fo:widows="2" style:writing-mode="lr-tb"/>
      <style:text-properties style:use-window-font-color="true" style:font-name="Times New Roman" fo:font-size="10pt" fo:language="fr" fo:country="FR"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left="0in" fo:margin-right="0in" fo:margin-top="0.1665in" fo:margin-bottom="0.0835in" fo:text-indent="0in" style:auto-text-indent="false" fo:keep-with-next="always"/>
      <style:text-properties fo:font-size="14pt" fo:font-weight="bold" style:letter-kerning="true" style:font-size-asian="14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left="0in" fo:margin-right="0in" fo:margin-top="0.0835in" fo:margin-bottom="0.0835in" fo:text-indent="0in" style:auto-text-indent="false" fo:keep-with-next="always"/>
      <style:text-properties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0835in" fo:margin-bottom="0.0835in" fo:text-indent="0in" style:auto-text-indent="false" fo:keep-with-next="always"/>
      <style:text-properties fo:font-style="italic" fo:font-weight="bold"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in" fo:margin-right="0in" fo:margin-top="0.1665in" fo:margin-bottom="0.0417in" fo:text-indent="0in" style:auto-text-indent="false" fo:keep-with-next="always"/>
      <style:text-properties fo:font-size="8pt" fo:font-weight="bold" style:font-size-asian="8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in" fo:margin-right="0in" fo:margin-top="0.1665in" fo:margin-bottom="0.0417in" fo:text-indent="0in" style:auto-text-indent="false"/>
      <style:text-properties fo:font-size="8pt" fo:font-style="italic" fo:font-weight="bold" style:font-size-asian="8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in" fo:margin-right="0in" fo:margin-top="0.1665in" fo:margin-bottom="0.0417in" fo:text-indent="0in" style:auto-text-indent="false"/>
      <style:text-properties fo:font-size="8pt" fo:font-weight="bold" style:font-size-asian="8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in" fo:margin-right="0in" fo:margin-top="0.1665in" fo:margin-bottom="0.0417in" fo:text-indent="0in" style:auto-text-indent="false"/>
      <style:text-properties fo:font-size="8pt" style:font-size-asian="8pt"/>
    </style:style>
    <style:style style:name="Heading_20_8" style:display-name="Heading 8" style:family="paragraph" style:parent-style-name="Standard" style:next-style-name="Standard" style:default-outline-level="8" style:class="text">
      <style:paragraph-properties fo:margin-left="0in" fo:margin-right="0in" fo:margin-top="0.1665in" fo:margin-bottom="0.0417in" fo:text-indent="0in" style:auto-text-indent="false"/>
      <style:text-properties fo:font-size="8pt" fo:font-style="italic" style:font-size-asian="8pt"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in" fo:margin-right="0in" fo:margin-top="0.1665in" fo:margin-bottom="0.0417in" fo:text-indent="0in" style:auto-text-indent="false"/>
      <style:text-properties style:font-name="Arial" fo:font-size="8pt" style:font-size-asian="8pt" style:font-name-complex="Arial" style:font-size-complex="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Footnote" style:family="paragraph" style:parent-style-name="Standard" style:class="extra">
      <style:text-properties fo:font-size="8pt" style:font-size-asian="8pt" style:font-size-complex="10pt"/>
    </style:style>
    <style:style style:name="Index" style:family="paragraph" style:parent-style-name="Standard" style:class="index">
      <style:paragraph-properties text:number-lines="false" text:line-number="0"/>
      <style:text-properties style:font-name-complex="Tahoma1"/>
    </style:style>
    <style:style style:name="titre_5f_resume" style:display-name="titre_resume" style:family="paragraph" style:parent-style-name="Standard" style:next-style-name="Standard">
      <style:paragraph-properties fo:margin-top="0.0835in" fo:margin-bottom="0.0835in" fo:keep-with-next="always"/>
      <style:text-properties fo:font-size="12pt" fo:font-weight="bold" style:font-size-asian="12pt" style:font-weight-asian="bold"/>
    </style:style>
    <style:style style:name="titre_5f_mots_5f_clefs" style:display-name="titre_mots_clefs" style:family="paragraph" style:parent-style-name="titre_5f_resume" style:next-style-name="Standard"/>
    <style:style style:name="Titre_20_article" style:display-name="Titre article" style:family="paragraph" style:parent-style-name="Standard" style:next-style-name="auteurs">
      <style:paragraph-properties fo:margin-top="0.0417in" fo:margin-bottom="0.1665in" fo:text-align="center" style:justify-single-word="false"/>
      <style:text-properties fo:font-size="16pt" fo:font-weight="bold" style:font-size-asian="16pt" style:font-weight-asian="bold"/>
    </style:style>
    <style:style style:name="auteurs" style:family="paragraph" style:parent-style-name="Standard" style:next-style-name="labo">
      <style:paragraph-properties fo:margin-top="0in" fo:margin-bottom="0in" fo:text-align="start" style:justify-single-word="false"/>
      <style:text-properties fo:font-size="12pt" fo:language="de" fo:country="DE" style:font-size-asian="12pt"/>
    </style:style>
    <style:style style:name="labo" style:family="paragraph" style:parent-style-name="auteurs">
      <style:text-properties fo:font-size="10pt" style:font-size-asian="10pt"/>
    </style:style>
    <style:style style:name="adresse" style:family="paragraph" style:parent-style-name="labo">
      <style:text-properties fo:language="de" fo:country="DE"/>
    </style:style>
    <style:style style:name="mail" style:family="paragraph" style:parent-style-name="auteurs" style:next-style-name="Standard">
      <style:paragraph-properties fo:margin-top="0in" fo:margin-bottom="0.0835in"/>
      <style:text-properties style:font-name="Courier New" fo:font-size="10pt" fo:language="nl" fo:country="NL" style:font-size-asian="10pt"/>
    </style:style>
    <style:style style:name="WW-Texte_20_brut" style:display-name="WW-Texte brut" style:family="paragraph" style:parent-style-name="Standard">
      <style:text-properties style:font-name="Courier New" style:font-name-complex="Courier New" style:font-size-complex="10pt"/>
    </style:style>
    <style:style style:name="titre_5f_bibliographie" style:display-name="titre_bibliographie" style:family="paragraph" style:parent-style-name="Heading_20_1" style:next-style-name="liste_20_references" style:default-outline-level="" style:list-style-name="">
      <style:paragraph-properties fo:margin-left="0in" fo:margin-right="0in" fo:text-indent="0in" style:auto-text-indent="false"/>
    </style:style>
    <style:style style:name="liste_20_references" style:display-name="liste references" style:family="paragraph" style:parent-style-name="Standard" style:list-style-name="WW8Num34">
      <style:paragraph-properties fo:margin-left="0in" fo:margin-right="0in" fo:text-indent="0in" style:auto-text-indent="false"/>
    </style:style>
    <style:style style:name="liste" style:family="paragraph" style:parent-style-name="Standard" style:list-style-name="WW8Num23">
      <style:paragraph-properties fo:margin-left="0in" fo:margin-right="0in" fo:margin-top="0in" fo:margin-bottom="0.0417in" fo:text-indent="0in" style:auto-text-indent="false"/>
      <style:text-properties style:font-size-complex="10pt"/>
    </style:style>
    <style:style style:name="figure" style:family="paragraph" style:parent-style-name="Standard">
      <style:paragraph-properties fo:margin-top="0.1665in" fo:margin-bottom="0.0417in" fo:text-align="center" style:justify-single-word="false" fo:keep-with-next="always"/>
      <style:text-properties style:font-size-complex="10pt"/>
    </style:style>
    <style:style style:name="WW-Légende" style:family="paragraph" style:parent-style-name="Standard" style:next-style-name="Standard">
      <style:paragraph-properties fo:margin-top="0.0835in" fo:margin-bottom="0.0835in" fo:text-align="center" style:justify-single-word="false"/>
      <style:text-properties style:font-size-complex="10pt"/>
    </style:style>
    <style:style style:name="texte_5f_resume" style:display-name="texte_resume" style:family="paragraph" style:parent-style-name="Standard">
      <style:paragraph-properties fo:margin-top="0.0417in" fo:margin-bottom="0in"/>
      <style:text-properties fo:font-style="italic" style:font-style-asian="italic" style:font-size-complex="10pt" style:font-style-complex="italic"/>
    </style:style>
    <style:style style:name="tittre_5f_annexe" style:display-name="tittre_annexe" style:family="paragraph" style:parent-style-name="Heading_20_1"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parent-style-name="WW-Police_20_par_20_défaut">
      <style:text-properties style:text-position="super 58%"/>
    </style:style>
    <style:style style:name="Internet_20_link" style:display-name="Internet link" style:family="text" style:parent-style-name="WW-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WW-Police_20_par_20_défaut">
      <style:text-properties fo:color="#8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2z0" style:family="text">
      <style:text-properties style:text-position="0% 100%" style:font-name="Times New Roman"/>
    </style:style>
    <style:style style:name="WW8Num13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15z0" style:family="text">
      <style:text-properties style:text-position="super 58%" style:font-name="Times New Roman"/>
    </style:style>
    <style:style style:name="WW8Num15z1" style:family="text">
      <style:text-properties style:text-position="0% 100%" style:font-name="Arial"/>
    </style:style>
    <style:style style:name="WW8Num15z2" style:family="text">
      <style:text-properties style:font-name="Times New Roman" style:font-name-asian="Times New Roman" style:font-name-complex="Times New Roman"/>
    </style:style>
    <style:style style:name="WW8Num1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18z1" style:family="text">
      <style:text-properties fo:font-size="12pt" fo:language="fr" fo:country="FR" fo:font-weight="bold" style:font-size-asian="12pt" style:font-weight-asian="bold" style:font-name-complex="Symbol" style:font-size-complex="14pt" style:language-complex="fr" style:country-complex="FR" style:font-style-complex="italic" style:font-weight-complex="bold"/>
    </style:style>
    <style:style style:name="WW8Num22z0" style:family="text">
      <style:text-properties style:font-name="Arial"/>
    </style:style>
    <style:style style:name="WW8Num23z0" style:family="text">
      <style:text-properties style:text-position="0% 100%" style:font-name="Arial"/>
    </style:style>
    <style:style style:name="WW8Num23z2" style:family="text">
      <style:text-properties style:font-name="Times New Roman" style:font-name-asian="Times New Roman" style:font-name-complex="Times New Roman"/>
    </style:style>
    <style:style style:name="WW8Num24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5z0" style:family="text">
      <style:text-properties style:font-name="Symbol"/>
    </style:style>
    <style:style style:name="WW8Num25z1" style:family="text">
      <style:text-properties style:font-name="Courier New" style:font-name-complex="Courier New"/>
    </style:style>
    <style:style style:name="WW8Num25z2" style:family="text">
      <style:text-properties style:font-name="Wingdings"/>
    </style:style>
    <style:style style:name="WW8Num26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7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8pt" style:font-style-complex="normal" style:font-weight-complex="normal"/>
    </style:style>
    <style:style style:name="WW8Num28z0" style:family="text">
      <style:text-properties fo:text-transform="uppercase" fo:color="#000000" style:text-outline="false" style:text-line-through-style="none" style:text-position="0% 100%"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italic" style:font-weight-complex="normal"/>
    </style:style>
    <style:style style:name="WW8Num29z0" style:family="text">
      <style:text-properties style:text-position="super 58%" style:font-name="Times New Roman"/>
    </style:style>
    <style:style style:name="WW8Num30z0" style:family="text">
      <style:text-properties style:text-position="0% 100%" style:font-name="Times New Roman"/>
    </style:style>
    <style:style style:name="WW8Num30z1" style:family="text">
      <style:text-properties style:text-position="0% 100%" style:font-name="Arial"/>
    </style:style>
    <style:style style:name="WW8Num30z2" style:family="text">
      <style:text-properties style:font-name="Times New Roman" style:font-name-asian="Times New Roman" style:font-name-complex="Times New Roman"/>
    </style:style>
    <style:style style:name="WW8Num31z0" style:family="text">
      <style:text-properties style:text-position="0% 100%" style:font-name="Times New Roman"/>
    </style:style>
    <style:style style:name="WW8Num32z0" style:family="text">
      <style:text-properties style:text-position="super 58%" style:font-name="Times New Roman"/>
    </style:style>
    <style:style style:name="WW8Num33z0" style:family="text">
      <style:text-properties style:text-position="super 58%" style:font-name="Times New Roman"/>
    </style:style>
    <style:style style:name="WW8Num36z0" style:family="text">
      <style:text-properties style:text-position="0% 100%" style:font-name="Times New Roman"/>
    </style:style>
    <style:style style:name="WW8Num36z1" style:family="text">
      <style:text-properties style:text-position="0% 100%" style:font-name="Arial"/>
    </style:style>
    <style:style style:name="WW8Num36z2" style:family="text">
      <style:text-properties style:font-name="Times New Roman" style:font-name-asian="Times New Roman" style:font-name-complex="Times New Roman"/>
    </style:style>
    <style:style style:name="WW8Num37z0" style:family="text">
      <style:text-properties style:text-position="super 58%" style:font-name="Times New Roman"/>
    </style:style>
    <style:style style:name="WW8Num37z1" style:family="text">
      <style:text-properties style:text-position="0% 100%" style:font-name="Arial"/>
    </style:style>
    <style:style style:name="WW8Num37z2" style:family="text">
      <style:text-properties style:font-name="Times New Roman" style:font-name-asian="Times New Roman" style:font-name-complex="Times New Roman"/>
    </style:style>
    <style:style style:name="WW-Police_20_par_20_défaut" style:display-name="WW-Police par défaut" style:family="text"/>
    <style:style style:name="auteurs_20_Car" style:display-name="auteurs Car" style:family="text" style:parent-style-name="WW-Police_20_par_20_défaut">
      <style:text-properties fo:font-size="12pt" fo:language="de" fo:country="DE" style:font-size-asian="12pt" style:font-size-complex="12pt" style:language-complex="ar" style:country-complex="SA"/>
    </style:style>
    <style:style style:name="mail_20_Car" style:display-name="mail Car" style:family="text" style:parent-style-name="auteurs_20_Car">
      <style:text-properties style:font-name="Courier New" fo:language="nl" fo:country="NL"/>
    </style:style>
    <style:style style:name="Texte_20_brut_20_Car" style:display-name="Texte brut Car" style:family="text" style:parent-style-name="WW-Police_20_par_20_défaut">
      <style:text-properties style:font-name="Courier New" fo:language="fr" fo:country="FR" style:font-name-complex="Courier New" style:language-complex="ar" style:country-complex="SA"/>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3in"/>
      </text:outline-level-style>
      <text:outline-level-style text:level="2" text:style-name="WW8Num18z1" style:num-format="1" text:display-levels="2">
        <style:list-level-properties text:min-label-width="0.3937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6" text:consecutive-numbering="true">
      <text:list-level-style-bullet text:level="1" text:style-name="WW8Num6z0" style:num-suffix="." text:bullet-char="">
        <style:list-level-properties text:space-before="0.5898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8" text:consecutive-numbering="true">
      <text:list-level-style-bullet text:level="1" text:style-name="WW8Num8z0" style:num-suffix="." text:bullet-char="">
        <style:list-level-properties text:space-before="0.1965in"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1972in" text:min-label-width="0.1965in"/>
      </text:list-level-style-number>
      <text:list-level-style-number text:level="3" style:num-suffix="." style:num-format="1">
        <style:list-level-properties text:space-before="0.3937in" text:min-label-width="0.1965in"/>
      </text:list-level-style-number>
      <text:list-level-style-number text:level="4" style:num-suffix="." style:num-format="1">
        <style:list-level-properties text:space-before="0.5909in" text:min-label-width="0.1965in"/>
      </text:list-level-style-number>
      <text:list-level-style-number text:level="5" style:num-suffix="." style:num-format="1">
        <style:list-level-properties text:space-before="0.7874in" text:min-label-width="0.1965in"/>
      </text:list-level-style-number>
      <text:list-level-style-number text:level="6" style:num-suffix="." style:num-format="1">
        <style:list-level-properties text:space-before="0.9846in" text:min-label-width="0.1965in"/>
      </text:list-level-style-number>
      <text:list-level-style-number text:level="7" style:num-suffix="." style:num-format="1">
        <style:list-level-properties text:space-before="1.1815in" text:min-label-width="0.1965in"/>
      </text:list-level-style-number>
      <text:list-level-style-number text:level="8" style:num-suffix="." style:num-format="1">
        <style:list-level-properties text:space-before="1.3787in" text:min-label-width="0.1965in"/>
      </text:list-level-style-number>
      <text:list-level-style-number text:level="9" style:num-suffix="." style:num-format="1">
        <style:list-level-properties text:space-before="1.5752in" text:min-label-width="0.1965in"/>
      </text:list-level-style-number>
      <text:list-level-style-number text:level="10" style:num-suffix="." style:num-format="1">
        <style:list-level-properties text:space-before="1.7724in" text:min-label-width="0.1965in"/>
      </text:list-level-style-number>
    </text:list-style>
    <text:list-style style:name="WW8Num11" text:consecutive-numbering="true">
      <text:list-level-style-number text:level="1" text:style-name="WW8Num11z0" style:num-prefix="Fig. " style:num-suffix=" - " style:num-format="1">
        <style:list-level-properties text:space-before="0.1972in" text:min-label-width="0.0783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2">
      <text:list-level-style-number text:level="1" text:style-name="WW8Num1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3" text:consecutive-numbering="true">
      <text:list-level-style-number text:level="1" text:style-name="WW8Num13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5">
      <text:list-level-style-number text:level="1" text:style-name="WW8Num15z0" style:num-format="1">
        <style:list-level-properties text:min-label-width="0.2362in"/>
      </text:list-level-style-number>
      <text:list-level-style-bullet text:level="2" text:style-name="WW8Num15z1" style:num-suffix="." text:bullet-char="-">
        <style:list-level-properties text:min-label-width="0.1575in"/>
        <style:text-properties style:font-name="Arial"/>
      </text:list-level-style-bullet>
      <text:list-level-style-bullet text:level="3" text:style-name="WW8Num15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6">
      <text:list-level-style-number text:level="1" text:style-name="WW8Num1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7">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18">
      <text:list-level-style-number text:level="1" style:num-format="1">
        <style:list-level-properties text:min-label-width="0.3in"/>
      </text:list-level-style-number>
      <text:list-level-style-number text:level="2" text:style-name="WW8Num18z1"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19">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1.7724in" text:min-label-width="0.1965in"/>
      </text:list-level-style-number>
    </text:list-style>
    <text:list-style style:name="WW8Num20"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1">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2">
      <text:list-level-style-bullet text:level="1" text:style-name="WW8Num22z0" style:num-suffix="." text:bullet-char="-">
        <style:list-level-properties text:min-label-width="0.1575in"/>
        <style:text-properties style:font-name="Arial"/>
      </text:list-level-style-bullet>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list-style style:name="WW8Num23" text:consecutive-numbering="true">
      <text:list-level-style-bullet text:level="1" text:style-name="WW8Num23z0" style:num-suffix="." text:bullet-char="–">
        <style:list-level-properties text:min-label-width="0.1575in"/>
        <style:text-properties style:font-name="Arial"/>
      </text:list-level-style-bullet>
      <text:list-level-style-bullet text:level="2" text:style-name="WW8Num23z0" style:num-suffix="." text:bullet-char="-">
        <style:list-level-properties text:min-label-width="0.1575in"/>
        <style:text-properties style:font-name="Arial"/>
      </text:list-level-style-bullet>
      <text:list-level-style-bullet text:level="3" text:style-name="WW8Num23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4">
      <text:list-level-style-number text:level="1" text:style-name="WW8Num24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5" text:consecutive-numbering="true">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1" style:num-suffix="." text:bullet-char="o">
        <style:list-level-properties text:space-before="0.75in" text:min-label-width="0.25in"/>
        <style:text-properties fo:font-family="'Courier New'" style:font-family-generic="modern" style:font-pitch="fixed"/>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0" style:num-suffix="." text:bullet-char="">
        <style:list-level-properties text:space-before="1.75in" text:min-label-width="0.25in"/>
        <style:text-properties style:font-name="Symbol"/>
      </text:list-level-style-bullet>
      <text:list-level-style-bullet text:level="5" text:style-name="WW8Num25z1" style:num-suffix="." text:bullet-char="o">
        <style:list-level-properties text:space-before="2.25in" text:min-label-width="0.25in"/>
        <style:text-properties fo:font-family="'Courier New'" style:font-family-generic="modern" style:font-pitch="fixed"/>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0" style:num-suffix="." text:bullet-char="">
        <style:list-level-properties text:space-before="3.25in" text:min-label-width="0.25in"/>
        <style:text-properties style:font-name="Symbol"/>
      </text:list-level-style-bullet>
      <text:list-level-style-bullet text:level="8" text:style-name="WW8Num25z1" style:num-suffix="." text:bullet-char="o">
        <style:list-level-properties text:space-before="3.75in" text:min-label-width="0.25in"/>
        <style:text-properties fo:font-family="'Courier New'" style:font-family-generic="modern" style:font-pitch="fixed"/>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1.7724in" text:min-label-width="0.1965in"/>
      </text:list-level-style-number>
    </text:list-style>
    <text:list-style style:name="WW8Num26" text:consecutive-numbering="true">
      <text:list-level-style-number text:level="1" text:style-name="WW8Num26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7">
      <text:list-level-style-number text:level="1" text:style-name="WW8Num27z0" style:num-prefix="Fig.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8" text:consecutive-numbering="true">
      <text:list-level-style-number text:level="1" text:style-name="WW8Num28z0" style:num-prefix="Fig. " style:num-suffix=" - "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29" text:consecutive-numbering="true">
      <text:list-level-style-number text:level="1" text:style-name="WW8Num29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0">
      <text:list-level-style-number text:level="1" text:style-name="WW8Num30z0" style:num-format="1">
        <style:list-level-properties text:min-label-width="0.2362in"/>
      </text:list-level-style-number>
      <text:list-level-style-bullet text:level="2" text:style-name="WW8Num30z1" style:num-suffix="." text:bullet-char="-">
        <style:list-level-properties text:min-label-width="0.1575in"/>
        <style:text-properties style:font-name="Arial"/>
      </text:list-level-style-bullet>
      <text:list-level-style-bullet text:level="3" text:style-name="WW8Num30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1">
      <text:list-level-style-number text:level="1" text:style-name="WW8Num31z0" style:num-format="1">
        <style:list-level-properties text:min-label-width="0.1181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2">
      <text:list-level-style-number text:level="1" text:style-name="WW8Num32z0" style:num-format="1">
        <style:list-level-properties text:min-label-width="0.2362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3">
      <text:list-level-style-number text:level="1" text:style-name="WW8Num33z0"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4" text:consecutive-numbering="true">
      <text:list-level-style-number text:level="1" style:num-prefix="[" style:num-suffix="]" style:num-format="1">
        <style:list-level-properties text:min-label-width="0.275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5">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6">
      <text:list-level-style-number text:level="1" text:style-name="WW8Num36z0" style:num-format="1">
        <style:list-level-properties text:min-label-width="0.2362in"/>
      </text:list-level-style-number>
      <text:list-level-style-bullet text:level="2" text:style-name="WW8Num36z1" style:num-suffix="." text:bullet-char="-">
        <style:list-level-properties text:min-label-width="0.1575in"/>
        <style:text-properties style:font-name="Arial"/>
      </text:list-level-style-bullet>
      <text:list-level-style-bullet text:level="3" text:style-name="WW8Num36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7">
      <text:list-level-style-number text:level="1" text:style-name="WW8Num37z0" style:num-format="1">
        <style:list-level-properties text:min-label-width="0.1181in"/>
      </text:list-level-style-number>
      <text:list-level-style-bullet text:level="2" text:style-name="WW8Num37z1" style:num-suffix="." text:bullet-char="-">
        <style:list-level-properties text:min-label-width="0.1575in"/>
        <style:text-properties style:font-name="Arial"/>
      </text:list-level-style-bullet>
      <text:list-level-style-bullet text:level="3" text:style-name="WW8Num37z2" style:num-suffix="." text:bullet-char="-">
        <style:list-level-properties text:space-before="1.3752in" text:min-label-width="0.25in"/>
        <style:text-properties style:font-name="Times New Roman"/>
      </text:list-level-style-bullet>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1.7724in" text:min-label-width="0.1965in"/>
      </text:list-level-style-number>
    </text:list-style>
    <text:list-style style:name="WW8Num38">
      <text:list-level-style-number text:level="1" style:num-format="1">
        <style:list-level-properties text:min-label-width="0.3in"/>
      </text:list-level-style-number>
      <text:list-level-style-number text:level="2" style:num-format="1" text:display-levels="2">
        <style:list-level-properties text:min-label-width="0.3937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1.7724in" text:min-label-width="0.196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1.1811in" fo:margin-left="0.6693in" fo:margin-right="0.6693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09-03-20T13:20:47</meta:creation-date>
    <dc:date>2009-10-25T02:26:25</dc:date>
    <meta:editing-cycles>43</meta:editing-cycles>
    <meta:editing-duration>PT02H45M19S</meta:editing-duration>
    <meta:document-statistic meta:table-count="0" meta:image-count="0" meta:object-count="0" meta:page-count="4" meta:paragraph-count="85" meta:word-count="1903" meta:character-count="12440"/>
    <meta:user-defined meta:name="Info 1"/>
    <meta:user-defined meta:name="Info 2"/>
    <meta:user-defined meta:name="Info 3"/>
    <meta:user-defined meta:name="Info 4"/>
  </office:meta>
</office:document-meta>
</file>